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97cm" fo:min-width="0.847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02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63cm" fo:min-width="0.813cm" fo:padding-top="0.142cm" fo:padding-bottom="0.142cm" fo:padding-left="0.267cm" fo:padding-right="0.267cm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47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="none" draw:fill-color="#ffffff"/>
      <style:paragraph-properties fo:text-align="center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905cm" svg:x="6.397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905cm" svg:height="1.27cm" svg:x="6.397cm" svg:y="5.762cm">
          <draw:text-box>
            <text:p text:style-name="P2">x1</text:p>
          </draw:text-box>
        </draw:frame>
        <draw:custom-shape draw:style-name="gr3" draw:text-style-name="P1" draw:layer="layout" svg:width="1.905cm" svg:height="1.905cm" svg:x="6.456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905cm" svg:height="1.905cm" svg:x="11.477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905cm" svg:height="1.905cm" svg:x="11.477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905cm" svg:height="1.905cm" svg:x="16.557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905cm" svg:height="1.905cm" svg:x="16.557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905cm" svg:height="1.905cm" svg:x="20.685cm" svg:y="7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905cm" svg:height="1.27cm" svg:x="6.715cm" svg:y="8.62cm">
          <draw:text-box>
            <text:p text:style-name="P2">x2</text:p>
          </draw:text-box>
        </draw:frame>
        <draw:frame draw:style-name="gr2" draw:text-style-name="P3" draw:layer="layout" svg:width="1.905cm" svg:height="1.27cm" svg:x="11.477cm" svg:y="5.762cm">
          <draw:text-box>
            <text:p text:style-name="P2">x3</text:p>
          </draw:text-box>
        </draw:frame>
        <draw:frame draw:style-name="gr2" draw:text-style-name="P3" draw:layer="layout" svg:width="1.905cm" svg:height="1.27cm" svg:x="11.477cm" svg:y="8.62cm">
          <draw:text-box>
            <text:p text:style-name="P2">x4</text:p>
          </draw:text-box>
        </draw:frame>
        <draw:frame draw:style-name="gr2" draw:text-style-name="P3" draw:layer="layout" svg:width="1.905cm" svg:height="1.27cm" svg:x="16.557cm" svg:y="5.762cm">
          <draw:text-box>
            <text:p text:style-name="P2">x5</text:p>
          </draw:text-box>
        </draw:frame>
        <draw:frame draw:style-name="gr2" draw:text-style-name="P3" draw:layer="layout" svg:width="1.905cm" svg:height="1.27cm" svg:x="16.557cm" svg:y="8.62cm">
          <draw:text-box>
            <text:p text:style-name="P2">x6</text:p>
          </draw:text-box>
        </draw:frame>
        <draw:frame draw:style-name="gr2" draw:text-style-name="P3" draw:layer="layout" svg:width="1.905cm" svg:height="1.27cm" svg:x="20.685cm" svg:y="7.35cm">
          <draw:text-box>
            <text:p text:style-name="P2">x7</text:p>
          </draw:text-box>
        </draw:frame>
        <draw:line draw:style-name="gr4" draw:text-style-name="P1" draw:layer="layout" svg:x1="14.017cm" svg:y1="6.397cm" svg:x2="15.922cm" svg:y2="6.397cm">
          <text:p/>
        </draw:line>
        <draw:line draw:style-name="gr4" draw:text-style-name="P1" draw:layer="layout" svg:x1="8.937cm" svg:y1="6.397cm" svg:x2="10.842cm" svg:y2="6.397cm">
          <text:p/>
        </draw:line>
        <draw:line draw:style-name="gr4" draw:text-style-name="P1" draw:layer="layout" svg:x1="8.937cm" svg:y1="9.255cm" svg:x2="10.842cm" svg:y2="9.255cm">
          <text:p/>
        </draw:line>
        <draw:line draw:style-name="gr4" draw:text-style-name="P1" draw:layer="layout" svg:x1="14.017cm" svg:y1="9.255cm" svg:x2="15.922cm" svg:y2="9.255cm">
          <text:p/>
        </draw:line>
        <draw:line draw:style-name="gr4" draw:text-style-name="P1" draw:layer="layout" svg:x1="18.78cm" svg:y1="9.255cm" svg:x2="20.367cm" svg:y2="8.302cm">
          <text:p/>
        </draw:line>
        <draw:line draw:style-name="gr4" draw:text-style-name="P1" draw:layer="layout" svg:x1="19.097cm" svg:y1="11.16cm" svg:x2="21.002cm" svg:y2="9.255cm">
          <text:p/>
        </draw:line>
        <draw:frame draw:style-name="gr5" draw:text-style-name="P3" draw:layer="layout" svg:width="1.905cm" svg:height="0.806cm" svg:x="10.207cm" svg:y="5.403cm">
          <draw:text-box>
            <text:p text:style-name="P2">^2</text:p>
          </draw:text-box>
        </draw:frame>
        <draw:frame draw:style-name="gr5" draw:text-style-name="P3" draw:layer="layout" svg:width="1.905cm" svg:height="0.806cm" svg:x="10.207cm" svg:y="7.985cm">
          <draw:text-box>
            <text:p text:style-name="P2">^2</text:p>
          </draw:text-box>
        </draw:frame>
        <draw:frame draw:style-name="gr2" draw:text-style-name="P3" draw:layer="layout" svg:width="1.905cm" svg:height="1.27cm" svg:x="11.478cm" svg:y="5.762cm">
          <draw:text-box>
            <text:p text:style-name="P2">x3</text:p>
          </draw:text-box>
        </draw:frame>
        <draw:frame draw:style-name="gr5" draw:text-style-name="P3" draw:layer="layout" svg:width="1.905cm" svg:height="0.806cm" svg:x="14.97cm" svg:y="5.445cm">
          <draw:text-box>
            <text:p text:style-name="P2">*0.2</text:p>
          </draw:text-box>
        </draw:frame>
        <draw:frame draw:style-name="gr5" draw:text-style-name="P3" draw:layer="layout" svg:width="1.905cm" svg:height="0.806cm" svg:x="14.97cm" svg:y="8.131cm">
          <draw:text-box>
            <text:p text:style-name="P2">*0.2</text:p>
          </draw:text-box>
        </draw:frame>
        <draw:line draw:style-name="gr4" draw:text-style-name="P1" draw:layer="layout" svg:x1="18.779cm" svg:y1="6.397cm" svg:x2="20.367cm" svg:y2="7.35cm">
          <text:p/>
        </draw:line>
        <draw:frame draw:style-name="gr5" draw:text-style-name="P3" draw:layer="layout" svg:width="1.905cm" svg:height="0.806cm" svg:x="19.097cm" svg:y="7.496cm">
          <draw:text-box>
            <text:p text:style-name="P2">+</text:p>
          </draw:text-box>
        </draw:frame>
        <draw:frame draw:style-name="gr5" draw:text-style-name="P3" draw:layer="layout" svg:width="1.905cm" svg:height="0.806cm" svg:x="19.415cm" svg:y="8.766cm">
          <draw:text-box>
            <text:p text:style-name="P2">-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30T15:28:52.496808472</meta:creation-date>
    <dc:date>2021-04-30T21:22:50.029096627</dc:date>
    <meta:editing-duration>PT42M14S</meta:editing-duration>
    <meta:editing-cycles>17</meta:editing-cycles>
    <meta:generator>LibreOffice/7.0.5.2$Linux_X86_64 LibreOffice_project/00$Build-2</meta:generator>
    <meta:document-statistic meta:object-count="28"/>
  </office:meta>
</office:document-meta>
</file>